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LibraryLifeCycle.handleRequest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LibraryLifeCycle.ge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LifeCycle.SharedLibraryLifeCycle( AdminCommandsServiceMBean adminCommandsService , String 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aredLibraryLifeCyc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LifeCycl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LibraryLifeCycle.setView( String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